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</style:style>
    <style:style style:name="P4" style:family="paragraph" style:parent-style-name="Preformatted_20_Text">
      <style:paragraph-properties fo:margin-top="0in" fo:margin-bottom="0.1965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mised Land</text:p>
      <text:p text:style-name="P3">Chuck Berry</text:p>
      <text:p text:style-name="Preformatted_20_Text">Intro</text:p>
      <text:p text:style-name="Preformatted_20_Text">e--5-5-5-5---------------5-5-5--5-5-5--5-5-5----------------</text:p>
      <text:p text:style-name="Preformatted_20_Text">B--5-5-5-5---------5--7--5-5-5--5-5-5--5-5-5-8-7-5----------</text:p>
      <text:p text:style-name="Preformatted_20_Text">G--6-6-6-6----3^6----------------------------------6h7------</text:p>
      <text:p text:style-name="Preformatted_20_Text">D--7-7-7-7---------------------------------------------7----</text:p>
      <text:p text:style-name="Preformatted_20_Text">A--7-7-7-7--------------------------------------------------</text:p>
      <text:p text:style-name="Preformatted_20_Text">E--5-5-5-5--------------------------------------------------</text:p>
      <text:p text:style-name="Preformatted_20_Text"/>
      <text:p text:style-name="Preformatted_20_Text"><text:s text:c="2"/>C <text:s text:c="48"/>F</text:p>
      <text:p text:style-name="Preformatted_20_Text">I left my home in Norfolk Virginia, California on my mind.</text:p>
      <text:p text:style-name="Preformatted_20_Text">G <text:s text:c="59"/>C</text:p>
      <text:p text:style-name="Preformatted_20_Text">Straddled that Greyhound, rode him past Raleigh, On across Caroline.</text:p>
      <text:p text:style-name="Preformatted_20_Text"/>
      <text:p text:style-name="Preformatted_20_Text">Stopped in Charlotte and bypassed Rock Hill, </text:p>
      <text:p text:style-name="Preformatted_20_Text">We never was a minute late.</text:p>
      <text:p text:style-name="Preformatted_20_Text">We was ninety miles out of Atlanta by sundown, </text:p>
      <text:p text:style-name="Preformatted_20_Text">Rollin' 'cross the Georgia state.</text:p>
      <text:p text:style-name="Preformatted_20_Text"/>
      <text:p text:style-name="Preformatted_20_Text">We had motor trouble it turned into a struggle, </text:p>
      <text:p text:style-name="Preformatted_20_Text">Half way 'cross Alabam,</text:p>
      <text:p text:style-name="Preformatted_20_Text">And that 'hound broke down and left us all stranded </text:p>
      <text:p text:style-name="Preformatted_20_Text">In downtown Birmingham.</text:p>
      <text:p text:style-name="Preformatted_20_Text"/>
      <text:p text:style-name="Preformatted_20_Text">Straight off, I bought me a through train ticket, </text:p>
      <text:p text:style-name="Preformatted_20_Text">Ridin' cross Mississippi clean</text:p>
      <text:p text:style-name="Preformatted_20_Text">And I was on that midnight flyer out of Birmingham</text:p>
      <text:p text:style-name="Preformatted_20_Text">Smoking into New Orleans.</text:p>
      <text:p text:style-name="Preformatted_20_Text"/>
      <text:p text:style-name="Preformatted_20_Text">Somebody help me get out of Louisiana</text:p>
      <text:p text:style-name="Preformatted_20_Text">Just help me get to Houston town.</text:p>
      <text:p text:style-name="Preformatted_20_Text">There's people there who care a little 'bout me</text:p>
      <text:p text:style-name="Preformatted_20_Text">And they won't let the poor boy down.</text:p>
      <text:p text:style-name="Preformatted_20_Text"/>
      <text:p text:style-name="Preformatted_20_Text">Sure as your bore me, they bought me a silk suit, </text:p>
      <text:p text:style-name="Preformatted_20_Text">Put luggage in my hands,</text:p>
      <text:p text:style-name="Preformatted_20_Text">And I woke up high over Albuquerque</text:p>
      <text:p text:style-name="Preformatted_20_Text">On a jet to the Promised Land.</text:p>
      <text:p text:style-name="Preformatted_20_Text"/>
      <text:p text:style-name="Preformatted_20_Text">Workin' on a T-bone steak a la carte</text:p>
      <text:p text:style-name="Preformatted_20_Text">Flying over to the Golden State;</text:p>
      <text:p text:style-name="Preformatted_20_Text">The pilot told us in thirteen minutes</text:p>
      <text:p text:style-name="Preformatted_20_Text">We'd be headin' in the terminal gate.</text:p>
      <text:p text:style-name="Preformatted_20_Text"/>
      <text:p text:style-name="Preformatted_20_Text">Swing low sweet chariot, come down easy</text:p>
      <text:p text:style-name="Preformatted_20_Text">Taxi to the terminal zone;</text:p>
      <text:p text:style-name="Preformatted_20_Text">Cut your engines, cool your wings,</text:p>
      <text:p text:style-name="Preformatted_20_Text">And let me make it to the telephone.</text:p>
      <text:p text:style-name="Preformatted_20_Text"/>
      <text:p text:style-name="Preformatted_20_Text">Los Angeles give me Norfolk Virginia,</text:p>
      <text:p text:style-name="Preformatted_20_Text">Tidewater four ten O nine</text:p>
      <text:p text:style-name="Preformatted_20_Text">Tell the folks back home this is the Promised Land callin'</text:p>
      <text:p text:style-name="P4">And the poor boy's on the lin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an Dowd</meta:initial-creator>
    <meta:creation-date>2011-07-26T08:43:18</meta:creation-date>
    <meta:document-statistic meta:table-count="0" meta:image-count="0" meta:object-count="0" meta:page-count="1" meta:paragraph-count="45" meta:word-count="277" meta:character-count="1804"/>
    <dc:date>2011-07-26T08:44:52</dc:date>
    <dc:creator>Sean Dowd</dc:creator>
    <meta:editing-duration>PT00H01M35S</meta:editing-duration>
    <meta:editing-cycles>1</meta:editing-cycles>
    <meta:generator>NeoOffice/3.1.2$Unix OpenOffice.org_project/Patch 9</meta:generator>
  </office:meta>
</office:document-meta>
</file>